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3"/>
    <style:style style:name="P3" style:family="paragraph" style:parent-style-name="List_20_Paragraph" style:list-style-name="WWNum4"/>
    <style:style style:name="P4" style:family="paragraph" style:parent-style-name="List_20_Paragraph">
      <style:text-properties style:font-name="Times New Roman" fo:language="en" fo:country="GB" style:font-name-complex="Times New Roman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Times New Roman" fo:language="en" fo:country="GB" style:font-name-complex="Times New Roman1"/>
    </style:style>
    <style:style style:name="P7" style:family="paragraph" style:parent-style-name="Standard">
      <style:text-properties officeooo:paragraph-rsid="0013ad13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4pt" fo:language="en" fo:country="GB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GB" style:font-size-asian="14pt" style:font-name-complex="Times New Roman1" style:font-size-complex="14pt"/>
    </style:style>
    <style:style style:name="T3" style:family="text">
      <style:text-properties style:font-name="Times New Roman" fo:language="en" fo:country="GB" style:font-name-complex="Times New Roman1"/>
    </style:style>
    <style:style style:name="T4" style:family="text">
      <style:text-properties style:font-name="Times New Roman" fo:language="en" fo:country="GB" officeooo:rsid="0013ad13" style:font-name-complex="Times New Roman1"/>
    </style:style>
    <style:style style:name="T5" style:family="text">
      <style:text-properties style:font-name="Times New Roman" fo:language="en" fo:country="GB" fo:font-weight="bold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size="12pt" fo:language="en" fo:country="GB" fo:font-weight="bold" style:font-size-asian="12pt" style:font-weight-asian="bold" style:font-name-complex="Times New Roman1" style:font-size-complex="12pt"/>
    </style:style>
    <style:style style:name="T8" style:family="text">
      <style:text-properties fo:color="#806000" style:font-name="Times New Roman" style:font-name-complex="Times New Roman1"/>
    </style:style>
    <style:style style:name="T9" style:family="text">
      <style:text-properties fo:color="#806000" style:font-name="Times New Roman" fo:font-style="normal" style:font-style-asian="normal" style:font-name-complex="Times New Roman1"/>
    </style:style>
    <style:style style:name="T10" style:family="text">
      <style:text-properties fo:color="#806000" style:font-name="Times New Roman" fo:language="en" fo:country="GB" fo:font-style="italic" style:font-style-asian="italic" style:font-name-complex="Times New Roman1"/>
    </style:style>
    <style:style style:name="T11" style:family="text">
      <style:text-properties fo:color="#806000" style:font-name="Times New Roman" fo:language="en" fo:country="GB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Emily Aisha Wayua College Admission</text:span></text:p>
      <text:p text:style-name="P5"><text:span text:style-name="T2">milaisha098@gmail.com</text:span></text:p>
      <text:p text:style-name="Standard"><text:span text:style-name="T1">PROFILE</text:span></text:p>
      <text:p text:style-name="Standard"><text:span text:style-name="T3"><text:s/>Motivated, organized and passionate student with intention of gaining admission into your renowned University. Hard</text:span><text:span text:style-name="T4">w</text:span><text:span text:style-name="T3">orking and driven, with goals of grow in your respect data science program. Bringing forth a strong academic with diploma in project planning and management.</text:span></text:p>
      <text:p text:style-name="P6"/>
      <text:p text:style-name="Standard"><text:span text:style-name="T1">EMPLOYMENT HISTORY <text:s text:c="17"/></text:span></text:p>
      <text:p text:style-name="Standard"><text:span text:style-name="Intense_20_Emphasis"><text:span text:style-name="T8">TIFA RESEARCH CENTRE|</text:span></text:span><text:span text:style-name="T8"> </text:span><text:span text:style-name="T6">|Research Assistant, Nairobi, Kenya| April 2021-Aug 2021</text:span></text:p>
      <text:list xml:id="list2278504963" text:style-name="WWNum2">
        <text:list-item>
          <text:p text:style-name="P1"><text:span text:style-name="T3">Data collection on interview app, Piloting survey, and actual data collection.</text:span></text:p>
        </text:list-item>
        <text:list-item>
          <text:p text:style-name="P1"><text:span text:style-name="T3">Administering study instruments in accordance with study guidelines</text:span></text:p>
        </text:list-item>
        <text:list-item>
          <text:p text:style-name="P1"><text:span text:style-name="T3">Provide routine progress reports to the study coordinator</text:span></text:p>
        </text:list-item>
        <text:list-item>
          <text:p text:style-name="P1"><text:span text:style-name="T3">Synchronize and perform daily data back-up</text:span></text:p>
        </text:list-item>
      </text:list>
      <text:p text:style-name="Standard"><text:span text:style-name="Intense_20_Emphasis"><text:span text:style-name="T9"><text:s/></text:span></text:span><text:span text:style-name="Intense_20_Emphasis"><text:span text:style-name="T8">HELPAGE INTERNATIONAL</text:span></text:span><text:span text:style-name="T3">| Research Assistant, | Nairobi, Kenya February 2021</text:span></text:p>
      <text:list xml:id="list245517263" text:style-name="WWNum3">
        <text:list-item>
          <text:p text:style-name="P2"><text:span text:style-name="T3">Data collection on CSentry.Piloting survey, translations, and actual data collection</text:span></text:p>
        </text:list-item>
        <text:list-item>
          <text:p text:style-name="P2"><text:span text:style-name="T3">Review print and online resources to gather information</text:span></text:p>
        </text:list-item>
        <text:list-item>
          <text:p text:style-name="P2"><text:span text:style-name="T3">Check facts, proofread, and edit research documents to ensure accuracy</text:span></text:p>
        </text:list-item>
        <text:list-item>
          <text:p text:style-name="P2"><text:span text:style-name="T3">Assist in daily electronic device maintenance and storage</text:span></text:p>
        </text:list-item>
        <text:list-item>
          <text:p text:style-name="P2"><text:span text:style-name="T3">As appropriate to the specified position, codes and verifies data in accordance with specified research protocol and coding procedures and enters data into a computer database and/or spreadsheet application for subsequent analysis.</text:span></text:p>
        </text:list-item>
      </text:list>
      <text:p text:style-name="Standard"><text:span text:style-name="T10">HElPAGE INTERNATIONAL</text:span><text:span text:style-name="T11"> </text:span><text:span text:style-name="T3">|Program Assistant, | Nairobi, Kenya| May 2019</text:span></text:p>
      <text:list xml:id="list1780777443" text:style-name="WWNum4">
        <text:list-item>
          <text:p text:style-name="P3"><text:span text:style-name="T3">Manage and partner’s electronic diary, assessing the priority of appointments</text:span></text:p>
        </text:list-item>
        <text:list-item>
          <text:p text:style-name="P3"><text:span text:style-name="T3">Communicate and handle incoming and outgoing electronic communication on behalf of the partner</text:span></text:p>
        </text:list-item>
        <text:list-item>
          <text:p text:style-name="P3"><text:span text:style-name="T3">Research and information gathering. Writing a report on research and gathered information.</text:span></text:p>
        </text:list-item>
        <text:list-item>
          <text:p text:style-name="P3"><text:span text:style-name="T3">Support the development of variety of products including print, graphic and multimedia collateral for research units.</text:span></text:p>
        </text:list-item>
      </text:list>
      <text:p text:style-name="P4"/>
      <text:p text:style-name="Standard"><text:span text:style-name="T1">EDUCATION</text:span></text:p>
      <text:p text:style-name="Standard"><text:span text:style-name="T3">November 2017 <text:s text:c="40"/>Diploma in project planning management, Nairobi University</text:span></text:p>
      <text:p text:style-name="Standard"><text:span text:style-name="T3">January 2016—June 2016 <text:s text:c="25"/>Certificate in Computer Packages</text:span></text:p>
      <text:p text:style-name="Standard"><text:span text:style-name="T3">January 2011---November 2015 <text:s text:c="17"/>High school Certificate, Ndithini Secondary school</text:span></text:p>
      <text:p text:style-name="P6"/>
      <text:p text:style-name="Standard"><text:span text:style-name="T5"/></text:p>
      <text:p text:style-name="P7"><text:soft-page-break/><text:span text:style-name="T5">SKILLS</text:span><text:span text:style-name="T3"> <text:s/></text:span></text:p>
      <text:p text:style-name="Standard"><text:span text:style-name="T3"><text:s/>Interpersonal communication skills <text:s text:c="29"/>Expert</text:span></text:p>
      <text:p text:style-name="Standard"><text:span text:style-name="T3"><text:s/>Love of Learning <text:s text:c="62"/>Expert</text:span></text:p>
      <text:p text:style-name="Standard"><text:span text:style-name="T3">Time management <text:s text:c="56"/>Competent</text:span></text:p>
      <text:p text:style-name="Standard"><text:span text:style-name="T3"><text:s/>Analytical Thinking skills <text:s text:c="47"/>Expert</text:span></text:p>
      <text:p text:style-name="Standard"><text:span text:style-name="T3"><text:s/>Computer skills <text:s text:c="63"/>Competent</text:span></text:p>
      <text:p text:style-name="Standard"><text:span text:style-name="T3"><text:s/>Multiplex problem solving <text:s text:c="42"/>Expert</text:span></text:p>
      <text:p text:style-name="P6"/>
      <text:p text:style-name="Standard"><text:span text:style-name="T3"><text:s/></text:span><text:span text:style-name="T7">REFERENCES <text:s text:c="3"/></text:span></text:p>
      <text:p text:style-name="Standard"><text:span text:style-name="T3">Mr. Dickson Ndonye, Position: Finance Officer, HelpAge International, Email: <text:s text:c="9"/></text:span><text:a xlink:type="simple" xlink:href="mailto:dickson.ndonye@helpage.org" text:style-name="Internet_20_link" text:visited-style-name="Visited_20_Internet_20_Link"><text:span text:style-name="T3">dickson.ndonye@helpage.org</text:span></text:a><text:span text:style-name="T3"> Phone +254727783697</text:span></text:p>
      <text:p text:style-name="Standard"><text:span text:style-name="T3"><text:s/>Mr.Enos Omondi ,African wildlife Foundation,</text:span><text:a xlink:type="simple" xlink:href="mailto:eomondi@awf.org" text:style-name="Internet_20_link" text:visited-style-name="Visited_20_Internet_20_Link"><text:span text:style-name="T3">eomondi@awf.org</text:span></text:a><text:span text:style-name="T3"> .+254711163386</text:span></text:p>
      <text:p text:style-name="Standard"><text:span text:style-name="T3"><text:s/>Mr. Simon Ndulu,University of Nairobi </text:span><text:a xlink:type="simple" xlink:href="mailto:Simon.ndulu@uonbi.ac.ke.+254721216282" text:style-name="Internet_20_link" text:visited-style-name="Visited_20_Internet_20_Link"><text:span text:style-name="T3">Simon.ndulu@uonbi.ac.ke.+254721216282</text:span></text:a></text:p>
      <text:p text:style-name="Standard"><text:span text:style-name="T3"><text:s text:c="80"/></text:span></text:p>
      <text:p text:style-name="Standard"><text:span text:style-name="T3"><text:s text:c="81"/></text:span></text:p>
      <text:p text:style-name="P6"/>
      <text:p text:style-name="P6"/>
      <text:p text:style-name="P6"/>
      <text:p text:style-name="P6"/>
      <text:p text:style-name="Standard"><text:span text:style-name="T3"><text:s/></text:span>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di</meta:initial-creator>
    <meta:editing-cycles>6</meta:editing-cycles>
    <meta:creation-date>2021-09-06T07:44:00</meta:creation-date>
    <dc:date>2021-10-03T20:34:43.680175636</dc:date>
    <meta:editing-duration>PT2H36M15S</meta:editing-duration>
    <meta:generator>LibreOffice/6.4.7.2$Linux_X86_64 LibreOffice_project/40$Build-2</meta:generator>
    <meta:document-statistic meta:table-count="0" meta:image-count="0" meta:object-count="0" meta:page-count="2" meta:paragraph-count="39" meta:word-count="317" meta:character-count="2973" meta:non-whitespace-character-count="2121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